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53cm"/>
    </style:style>
    <style:style style:name="co4" style:family="table-column">
      <style:table-column-properties fo:break-before="auto" style:column-width="3.708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3.588cm"/>
    </style:style>
    <style:style style:name="co8" style:family="table-column">
      <style:table-column-properties fo:break-before="auto" style:column-width="2.903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4.163cm"/>
    </style:style>
    <style:style style:name="co12" style:family="table-column">
      <style:table-column-properties fo:break-before="auto" style:column-width="4.708cm"/>
    </style:style>
    <style:style style:name="co13" style:family="table-column">
      <style:table-column-properties fo:break-before="auto" style:column-width="2.709cm"/>
    </style:style>
    <style:style style:name="co14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9" table:default-cell-style-name="ce7"/>
        <table:table-column table:style-name="co2" table:number-columns-repeated="3" table:default-cell-style-name="ce7"/>
        <table:table-column table:style-name="co2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4:.D10])/7" office:value-type="float" office:value="5464.77078842857" calcext:value-type="float">
            <text:p>5464,77078842857</text:p>
          </table:table-cell>
          <table:table-cell table:style-name="ce8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2" calcext:value-type="float">
            <text:p>51495,1427247142</text:p>
          </table:table-cell>
          <table:table-cell table:style-name="ce8" table:formula="of:=SUM([.G4:.G10])/7" office:value-type="float" office:value="12071469.8339996" calcext:value-type="float">
            <text:p>12071469,8339996</text:p>
          </table:table-cell>
          <table:table-cell table:style-name="ce8" table:formula="of:=SUM([.H4:.H10])/7" office:value-type="float" office:value="12071469.8339996" calcext:value-type="float">
            <text:p>12071469,8339996</text:p>
          </table:table-cell>
          <table:table-cell table:style-name="ce8" table:formula="of:=SUM([.I4:.I10])/7" office:value-type="float" office:value="1326.12091173444" calcext:value-type="float">
            <text:p>1326,12091173444</text:p>
          </table:table-cell>
          <table:table-cell table:style-name="ce8" table:formula="of:=SUM([.J4:.J10])/7" office:value-type="float" office:value="0.0793613913868155" calcext:value-type="float">
            <text:p>0,079361391386816</text:p>
          </table:table-cell>
          <table:table-cell table:style-name="ce8" table:formula="of:=SUM([.K4:.K10])/7" office:value-type="float" office:value="0.984476276806423" calcext:value-type="float">
            <text:p>0,984476276806423</text:p>
          </table:table-cell>
          <table:table-cell table:style-name="ce8" table:formula="of:=SUM([.L4:.L10])/7" office:value-type="float" office:value="0.80752620036281" calcext:value-type="float">
            <text:p>0,80752620036281</text:p>
          </table:table-cell>
          <table:table-cell table:style-name="ce8" table:formula="of:=SUM([.M4:.M10])/7" office:value-type="float" office:value="0.799245592445072" calcext:value-type="float">
            <text:p>0,799245592445072</text:p>
          </table:table-cell>
          <table:table-cell table:style-name="ce8" table:formula="of:=SUM([.N4:.N10])/7" office:value-type="float" office:value="0.795014401068728" calcext:value-type="float">
            <text:p>0,795014401068728</text:p>
          </table:table-cell>
          <table:table-cell table:style-name="ce8" table:formula="of:=SUM([.O4:.O10])/7" office:value-type="float" office:value="0.821804287925656" calcext:value-type="float">
            <text:p>0,821804287925656</text:p>
          </table:table-cell>
          <table:table-cell table:style-name="ce8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2:.D18])/7" office:value-type="float" office:value="5274.52210642857" calcext:value-type="float">
            <text:p>5274,52210642857</text:p>
          </table:table-cell>
          <table:table-cell table:style-name="ce8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8" table:formula="of:=SUM([.G12:.G18])/7" office:value-type="float" office:value="12071534.830998" calcext:value-type="float">
            <text:p>12071534,830998</text:p>
          </table:table-cell>
          <table:table-cell table:style-name="ce8" table:formula="of:=SUM([.H12:.H18])/7" office:value-type="float" office:value="12071534.830998" calcext:value-type="float">
            <text:p>12071534,830998</text:p>
          </table:table-cell>
          <table:table-cell table:style-name="ce8" table:formula="of:=SUM([.I12:.I18])/7" office:value-type="float" office:value="1326.12592669896" calcext:value-type="float">
            <text:p>1326,12592669896</text:p>
          </table:table-cell>
          <table:table-cell table:style-name="ce8" table:formula="of:=SUM([.J12:.J18])/7" office:value-type="float" office:value="0.0892890984458583" calcext:value-type="float">
            <text:p>0,089289098445858</text:p>
          </table:table-cell>
          <table:table-cell table:style-name="ce8" table:formula="of:=SUM([.K12:.K18])/7" office:value-type="float" office:value="0.974255161625998" calcext:value-type="float">
            <text:p>0,974255161625998</text:p>
          </table:table-cell>
          <table:table-cell table:style-name="ce8" table:formula="of:=SUM([.L12:.L18])/7" office:value-type="float" office:value="0.869720026874339" calcext:value-type="float">
            <text:p>0,869720026874339</text:p>
          </table:table-cell>
          <table:table-cell table:style-name="ce8" table:formula="of:=SUM([.M12:.M18])/7" office:value-type="float" office:value="0.869905233513063" calcext:value-type="float">
            <text:p>0,869905233513063</text:p>
          </table:table-cell>
          <table:table-cell table:style-name="ce8" table:formula="of:=SUM([.N12:.N18])/7" office:value-type="float" office:value="0.864465963743895" calcext:value-type="float">
            <text:p>0,864465963743895</text:p>
          </table:table-cell>
          <table:table-cell table:style-name="ce8" table:formula="of:=SUM([.O12:.O18])/7" office:value-type="float" office:value="0.876104150316402" calcext:value-type="float">
            <text:p>0,876104150316402</text:p>
          </table:table-cell>
          <table:table-cell table:style-name="ce8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0:.D26])/7" office:value-type="float" office:value="5913.08490371429" calcext:value-type="float">
            <text:p>5913,08490371429</text:p>
          </table:table-cell>
          <table:table-cell table:style-name="ce8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8" table:formula="of:=SUM([.G20:.G26])/7" office:value-type="float" office:value="12071434.3709063" calcext:value-type="float">
            <text:p>12071434,3709063</text:p>
          </table:table-cell>
          <table:table-cell table:style-name="ce8" table:formula="of:=SUM([.H20:.H26])/7" office:value-type="float" office:value="12071434.3709063" calcext:value-type="float">
            <text:p>12071434,3709063</text:p>
          </table:table-cell>
          <table:table-cell table:style-name="ce8" table:formula="of:=SUM([.I20:.I26])/7" office:value-type="float" office:value="1326.12101595742" calcext:value-type="float">
            <text:p>1326,12101595742</text:p>
          </table:table-cell>
          <table:table-cell table:style-name="ce8" table:formula="of:=SUM([.J20:.J26])/7" office:value-type="float" office:value="0.110185910016298" calcext:value-type="float">
            <text:p>0,110185910016298</text:p>
          </table:table-cell>
          <table:table-cell table:style-name="ce8" table:formula="of:=SUM([.K20:.K26])/7" office:value-type="float" office:value="0.994624589170728" calcext:value-type="float">
            <text:p>0,994624589170728</text:p>
          </table:table-cell>
          <table:table-cell table:style-name="ce8" table:formula="of:=SUM([.L20:.L26])/7" office:value-type="float" office:value="0.912004470669819" calcext:value-type="float">
            <text:p>0,912004470669819</text:p>
          </table:table-cell>
          <table:table-cell table:style-name="ce8" table:formula="of:=SUM([.M20:.M26])/7" office:value-type="float" office:value="0.914955219773639" calcext:value-type="float">
            <text:p>0,914955219773639</text:p>
          </table:table-cell>
          <table:table-cell table:style-name="ce8" table:formula="of:=SUM([.N20:.N26])/7" office:value-type="float" office:value="0.913862090605872" calcext:value-type="float">
            <text:p>0,913862090605872</text:p>
          </table:table-cell>
          <table:table-cell table:style-name="ce8" table:formula="of:=SUM([.O20:.O26])/7" office:value-type="float" office:value="0.910274605073181" calcext:value-type="float">
            <text:p>0,910274605073181</text:p>
          </table:table-cell>
          <table:table-cell table:style-name="ce8" table:formula="of:=SUM([.P20:.P26])/7"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8:.D34])/7" office:value-type="float" office:value="5810.182095" calcext:value-type="float">
            <text:p>5810,182095</text:p>
          </table:table-cell>
          <table:table-cell table:style-name="ce8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8" table:formula="of:=SUM([.G28:.G34])/7" office:value-type="float" office:value="12071465.2806484" calcext:value-type="float">
            <text:p>12071465,2806484</text:p>
          </table:table-cell>
          <table:table-cell table:style-name="ce8" table:formula="of:=SUM([.H28:.H34])/7" office:value-type="float" office:value="12071465.2806484" calcext:value-type="float">
            <text:p>12071465,2806484</text:p>
          </table:table-cell>
          <table:table-cell table:style-name="ce8" table:formula="of:=SUM([.I28:.I34])/7" office:value-type="float" office:value="1326.12558378492" calcext:value-type="float">
            <text:p>1326,12558378492</text:p>
          </table:table-cell>
          <table:table-cell table:style-name="ce8" table:formula="of:=SUM([.J28:.J34])/7" office:value-type="float" office:value="0.0911109804042748" calcext:value-type="float">
            <text:p>0,091110980404275</text:p>
          </table:table-cell>
          <table:table-cell table:style-name="ce8" table:formula="of:=SUM([.K28:.K34])/7" office:value-type="float" office:value="0.995192621435438" calcext:value-type="float">
            <text:p>0,995192621435438</text:p>
          </table:table-cell>
          <table:table-cell table:style-name="ce8" table:formula="of:=SUM([.L28:.L34])/7" office:value-type="float" office:value="0.919148695210605" calcext:value-type="float">
            <text:p>0,919148695210605</text:p>
          </table:table-cell>
          <table:table-cell table:style-name="ce8" table:formula="of:=SUM([.M28:.M34])/7" office:value-type="float" office:value="0.919635121531159" calcext:value-type="float">
            <text:p>0,919635121531159</text:p>
          </table:table-cell>
          <table:table-cell table:style-name="ce8" table:formula="of:=SUM([.N28:.N34])/7" office:value-type="float" office:value="0.918960102487344" calcext:value-type="float">
            <text:p>0,918960102487344</text:p>
          </table:table-cell>
          <table:table-cell table:style-name="ce8" table:formula="of:=SUM([.O28:.O34])/7" office:value-type="float" office:value="0.919653830930748" calcext:value-type="float">
            <text:p>0,919653830930748</text:p>
          </table:table-cell>
          <table:table-cell table:style-name="ce8" table:formula="of:=SUM([.P28:.P34])/7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36:.D42])/7" office:value-type="float" office:value="5313.87115957143" calcext:value-type="float">
            <text:p>5313,87115957143</text:p>
          </table:table-cell>
          <table:table-cell table:style-name="ce8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8" table:formula="of:=SUM([.G36:.G42])/7" office:value-type="float" office:value="12091131.7668261" calcext:value-type="float">
            <text:p>12091131,7668261</text:p>
          </table:table-cell>
          <table:table-cell table:style-name="ce8" table:formula="of:=SUM([.H36:.H42])/7" office:value-type="float" office:value="12091131.7668261" calcext:value-type="float">
            <text:p>12091131,7668261</text:p>
          </table:table-cell>
          <table:table-cell table:style-name="ce8" table:formula="of:=SUM([.I36:.I42])/7" office:value-type="float" office:value="1327.18466963087" calcext:value-type="float">
            <text:p>1327,18466963087</text:p>
          </table:table-cell>
          <table:table-cell table:style-name="ce8" table:formula="of:=SUM([.J36:.J42])/7" office:value-type="float" office:value="0.100430705185447" calcext:value-type="float">
            <text:p>0,100430705185447</text:p>
          </table:table-cell>
          <table:table-cell table:style-name="ce8" table:formula="of:=SUM([.K36:.K42])/7" office:value-type="float" office:value="0.996440785271781" calcext:value-type="float">
            <text:p>0,996440785271781</text:p>
          </table:table-cell>
          <table:table-cell table:style-name="ce8" table:formula="of:=SUM([.L36:.L42])/7" office:value-type="float" office:value="0.708374942501332" calcext:value-type="float">
            <text:p>0,708374942501332</text:p>
          </table:table-cell>
          <table:table-cell table:style-name="ce8" table:formula="of:=SUM([.M36:.M42])/7" office:value-type="float" office:value="0.705181823710554" calcext:value-type="float">
            <text:p>0,705181823710554</text:p>
          </table:table-cell>
          <table:table-cell table:style-name="ce8" table:formula="of:=SUM([.N36:.N42])/7" office:value-type="float" office:value="0.704086350525689" calcext:value-type="float">
            <text:p>0,704086350525689</text:p>
          </table:table-cell>
          <table:table-cell table:style-name="ce8" table:formula="of:=SUM([.O36:.O42])/7" office:value-type="float" office:value="0.713414547037329" calcext:value-type="float">
            <text:p>0,713414547037329</text:p>
          </table:table-cell>
          <table:table-cell table:style-name="ce8" table:formula="of:=SUM([.P36:.P42])/7"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44:.D50])/7" office:value-type="float" office:value="5795.14996314286" calcext:value-type="float">
            <text:p>5795,14996314286</text:p>
          </table:table-cell>
          <table:table-cell table:style-name="ce8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8" table:formula="of:=SUM([.G44:.G50])/7" office:value-type="float" office:value="12091100.2767334" calcext:value-type="float">
            <text:p>12091100,2767334</text:p>
          </table:table-cell>
          <table:table-cell table:style-name="ce8" table:formula="of:=SUM([.H44:.H50])/7" office:value-type="float" office:value="12091100.2767334" calcext:value-type="float">
            <text:p>12091100,2767334</text:p>
          </table:table-cell>
          <table:table-cell table:style-name="ce8" table:formula="of:=SUM([.I44:.I50])/7" office:value-type="float" office:value="1327.18351132529" calcext:value-type="float">
            <text:p>1327,18351132529</text:p>
          </table:table-cell>
          <table:table-cell table:style-name="ce8" table:formula="of:=SUM([.J44:.J50])/7" office:value-type="float" office:value="0.0741866874907698" calcext:value-type="float">
            <text:p>0,07418668749077</text:p>
          </table:table-cell>
          <table:table-cell table:style-name="ce8" table:formula="of:=SUM([.K44:.K50])/7" office:value-type="float" office:value="0.996686381953103" calcext:value-type="float">
            <text:p>0,996686381953103</text:p>
          </table:table-cell>
          <table:table-cell table:style-name="ce8" table:formula="of:=SUM([.L44:.L50])/7" office:value-type="float" office:value="0.741024414419064" calcext:value-type="float">
            <text:p>0,741024414419064</text:p>
          </table:table-cell>
          <table:table-cell table:style-name="ce8" table:formula="of:=SUM([.M44:.M50])/7" office:value-type="float" office:value="0.740451272631493" calcext:value-type="float">
            <text:p>0,740451272631493</text:p>
          </table:table-cell>
          <table:table-cell table:style-name="ce8" table:formula="of:=SUM([.N44:.N50])/7" office:value-type="float" office:value="0.74298786278215" calcext:value-type="float">
            <text:p>0,74298786278215</text:p>
          </table:table-cell>
          <table:table-cell table:style-name="ce8" table:formula="of:=SUM([.O44:.O50])/7" office:value-type="float" office:value="0.739240707062594" calcext:value-type="float">
            <text:p>0,739240707062594</text:p>
          </table:table-cell>
          <table:table-cell table:style-name="ce8" table:formula="of:=SUM([.P44:.P50])/7"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52:.D58])/7" office:value-type="float" office:value="5555.06289142857" calcext:value-type="float">
            <text:p>5555,06289142857</text:p>
          </table:table-cell>
          <table:table-cell table:style-name="ce8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8" table:formula="of:=SUM([.G52:.G58])/7" office:value-type="float" office:value="12038906.5984301" calcext:value-type="float">
            <text:p>12038906,5984301</text:p>
          </table:table-cell>
          <table:table-cell table:style-name="ce8" table:formula="of:=SUM([.H52:.H58])/7" office:value-type="float" office:value="12038906.5984301" calcext:value-type="float">
            <text:p>12038906,5984301</text:p>
          </table:table-cell>
          <table:table-cell table:style-name="ce8" table:formula="of:=SUM([.I52:.I58])/7" office:value-type="float" office:value="1324.35295091357" calcext:value-type="float">
            <text:p>1324,35295091357</text:p>
          </table:table-cell>
          <table:table-cell table:style-name="ce8" table:formula="of:=SUM([.J52:.J58])/7" office:value-type="float" office:value="0.0906014942697116" calcext:value-type="float">
            <text:p>0,090601494269712</text:p>
          </table:table-cell>
          <table:table-cell table:style-name="ce8" table:formula="of:=SUM([.K52:.K58])/7" office:value-type="float" office:value="0.986071118286678" calcext:value-type="float">
            <text:p>0,986071118286678</text:p>
          </table:table-cell>
          <table:table-cell table:style-name="ce8" table:formula="of:=SUM([.L52:.L58])/7" office:value-type="float" office:value="0.694915776580408" calcext:value-type="float">
            <text:p>0,694915776580408</text:p>
          </table:table-cell>
          <table:table-cell table:style-name="ce8" table:formula="of:=SUM([.M52:.M58])/7" office:value-type="float" office:value="0.687169602791484" calcext:value-type="float">
            <text:p>0,687169602791484</text:p>
          </table:table-cell>
          <table:table-cell table:style-name="ce8" table:formula="of:=SUM([.N52:.N58])/7" office:value-type="float" office:value="0.687636747674271" calcext:value-type="float">
            <text:p>0,687636747674271</text:p>
          </table:table-cell>
          <table:table-cell table:style-name="ce8" table:formula="of:=SUM([.O52:.O58])/7" office:value-type="float" office:value="0.702999717747427" calcext:value-type="float">
            <text:p>0,702999717747427</text:p>
          </table:table-cell>
          <table:table-cell table:style-name="ce8" table:formula="of:=SUM([.P52:.P58])/7"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60:.D66])/7" office:value-type="float" office:value="5817.29036628572" calcext:value-type="float">
            <text:p>5817,29036628572</text:p>
          </table:table-cell>
          <table:table-cell table:style-name="ce8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8" table:formula="of:=SUM([.G60:.G66])/7" office:value-type="float" office:value="12038962.0801326" calcext:value-type="float">
            <text:p>12038962,0801326</text:p>
          </table:table-cell>
          <table:table-cell table:style-name="ce8" table:formula="of:=SUM([.H60:.H66])/7" office:value-type="float" office:value="12038962.0801326" calcext:value-type="float">
            <text:p>12038962,0801326</text:p>
          </table:table-cell>
          <table:table-cell table:style-name="ce8" table:formula="of:=SUM([.I60:.I66])/7" office:value-type="float" office:value="1324.35042054313" calcext:value-type="float">
            <text:p>1324,35042054313</text:p>
          </table:table-cell>
          <table:table-cell table:style-name="ce8" table:formula="of:=SUM([.J60:.J66])/7" office:value-type="float" office:value="0.0837448925844261" calcext:value-type="float">
            <text:p>0,083744892584426</text:p>
          </table:table-cell>
          <table:table-cell table:style-name="ce8" table:formula="of:=SUM([.K60:.K66])/7" office:value-type="float" office:value="0.990703361374991" calcext:value-type="float">
            <text:p>0,990703361374991</text:p>
          </table:table-cell>
          <table:table-cell table:style-name="ce8" table:formula="of:=SUM([.L60:.L66])/7" office:value-type="float" office:value="0.716605279700456" calcext:value-type="float">
            <text:p>0,716605279700456</text:p>
          </table:table-cell>
          <table:table-cell table:style-name="ce8" table:formula="of:=SUM([.M60:.M66])/7" office:value-type="float" office:value="0.709186288036388" calcext:value-type="float">
            <text:p>0,709186288036388</text:p>
          </table:table-cell>
          <table:table-cell table:style-name="ce8" table:formula="of:=SUM([.N60:.N66])/7" office:value-type="float" office:value="0.708713648636876" calcext:value-type="float">
            <text:p>0,708713648636876</text:p>
          </table:table-cell>
          <table:table-cell table:style-name="ce8" table:formula="of:=SUM([.O60:.O66])/7" office:value-type="float" office:value="0.725307551944586" calcext:value-type="float">
            <text:p>0,725307551944586</text:p>
          </table:table-cell>
          <table:table-cell table:style-name="ce8" table:formula="of:=SUM([.P60:.P66])/7"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68:.D74])/7" office:value-type="float" office:value="5527.37461785715" calcext:value-type="float">
            <text:p>5527,37461785715</text:p>
          </table:table-cell>
          <table:table-cell table:style-name="ce8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8" table:formula="of:=SUM([.G68:.G74])/7" office:value-type="float" office:value="12219369.3074188" calcext:value-type="float">
            <text:p>12219369,3074188</text:p>
          </table:table-cell>
          <table:table-cell table:style-name="ce8" table:formula="of:=SUM([.H68:.H74])/7" office:value-type="float" office:value="12219369.3074188" calcext:value-type="float">
            <text:p>12219369,3074188</text:p>
          </table:table-cell>
          <table:table-cell table:style-name="ce8" table:formula="of:=SUM([.I68:.I74])/7" office:value-type="float" office:value="1334.28171157837" calcext:value-type="float">
            <text:p>1334,28171157837</text:p>
          </table:table-cell>
          <table:table-cell table:style-name="ce8" table:formula="of:=SUM([.J68:.J74])/7" office:value-type="float" office:value="0.231254899076053" calcext:value-type="float">
            <text:p>0,231254899076053</text:p>
          </table:table-cell>
          <table:table-cell table:style-name="ce8" table:formula="of:=SUM([.K68:.K74])/7" office:value-type="float" office:value="0.998138461794172" calcext:value-type="float">
            <text:p>0,998138461794172</text:p>
          </table:table-cell>
          <table:table-cell table:style-name="ce8" table:formula="of:=SUM([.L68:.L74])/7" office:value-type="float" office:value="0.79522018722756" calcext:value-type="float">
            <text:p>0,79522018722756</text:p>
          </table:table-cell>
          <table:table-cell table:style-name="ce8" table:formula="of:=SUM([.M68:.M74])/7" office:value-type="float" office:value="0.791342913022566" calcext:value-type="float">
            <text:p>0,791342913022566</text:p>
          </table:table-cell>
          <table:table-cell table:style-name="ce8" table:formula="of:=SUM([.N68:.N74])/7" office:value-type="float" office:value="0.784497538644137" calcext:value-type="float">
            <text:p>0,784497538644137</text:p>
          </table:table-cell>
          <table:table-cell table:style-name="ce8" table:formula="of:=SUM([.O68:.O74])/7" office:value-type="float" office:value="0.806963896406629" calcext:value-type="float">
            <text:p>0,806963896406629</text:p>
          </table:table-cell>
          <table:table-cell table:style-name="ce8" table:formula="of:=SUM([.P68:.P74])/7"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76:.D82])/7" office:value-type="float" office:value="5474.15546814286" calcext:value-type="float">
            <text:p>5474,15546814286</text:p>
          </table:table-cell>
          <table:table-cell table:style-name="ce8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8" table:formula="of:=SUM([.G76:.G82])/7" office:value-type="float" office:value="12219357.4426313" calcext:value-type="float">
            <text:p>12219357,4426313</text:p>
          </table:table-cell>
          <table:table-cell table:style-name="ce8" table:formula="of:=SUM([.H76:.H82])/7" office:value-type="float" office:value="12219357.4426313" calcext:value-type="float">
            <text:p>12219357,4426313</text:p>
          </table:table-cell>
          <table:table-cell table:style-name="ce8" table:formula="of:=SUM([.I76:.I82])/7" office:value-type="float" office:value="1334.28532791138" calcext:value-type="float">
            <text:p>1334,28532791138</text:p>
          </table:table-cell>
          <table:table-cell table:style-name="ce8" table:formula="of:=SUM([.J76:.J82])/7" office:value-type="float" office:value="0.199418608631407" calcext:value-type="float">
            <text:p>0,199418608631407</text:p>
          </table:table-cell>
          <table:table-cell table:style-name="ce8" table:formula="of:=SUM([.K76:.K82])/7" office:value-type="float" office:value="0.998223270688738" calcext:value-type="float">
            <text:p>0,998223270688738</text:p>
          </table:table-cell>
          <table:table-cell table:style-name="ce8" table:formula="of:=SUM([.L76:.L82])/7" office:value-type="float" office:value="0.824648932237462" calcext:value-type="float">
            <text:p>0,824648932237462</text:p>
          </table:table-cell>
          <table:table-cell table:style-name="ce8" table:formula="of:=SUM([.M76:.M82])/7" office:value-type="float" office:value="0.82248340216914" calcext:value-type="float">
            <text:p>0,82248340216914</text:p>
          </table:table-cell>
          <table:table-cell table:style-name="ce8" table:formula="of:=SUM([.N76:.N82])/7" office:value-type="float" office:value="0.815088324325652" calcext:value-type="float">
            <text:p>0,815088324325652</text:p>
          </table:table-cell>
          <table:table-cell table:style-name="ce8" table:formula="of:=SUM([.O76:.O82])/7" office:value-type="float" office:value="0.834670988514669" calcext:value-type="float">
            <text:p>0,834670988514669</text:p>
          </table:table-cell>
          <table:table-cell table:style-name="ce8" table:formula="of:=SUM([.P76:.P82])/7"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84:.D90])/7" office:value-type="float" office:value="5032.393516" calcext:value-type="float">
            <text:p>5032,393516</text:p>
          </table:table-cell>
          <table:table-cell table:style-name="ce8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8" table:formula="of:=SUM([.G84:.G90])/7" office:value-type="float" office:value="12322179.8109894" calcext:value-type="float">
            <text:p>12322179,8109894</text:p>
          </table:table-cell>
          <table:table-cell table:style-name="ce8" table:formula="of:=SUM([.H84:.H90])/7" office:value-type="float" office:value="12322179.8109894" calcext:value-type="float">
            <text:p>12322179,8109894</text:p>
          </table:table-cell>
          <table:table-cell table:style-name="ce8" table:formula="of:=SUM([.I84:.I90])/7" office:value-type="float" office:value="1339.51030254364" calcext:value-type="float">
            <text:p>1339,51030254364</text:p>
          </table:table-cell>
          <table:table-cell table:style-name="ce8" table:formula="of:=SUM([.J84:.J90])/7" office:value-type="float" office:value="0.362190595694951" calcext:value-type="float">
            <text:p>0,362190595694951</text:p>
          </table:table-cell>
          <table:table-cell table:style-name="ce8" table:formula="of:=SUM([.K84:.K90])/7" office:value-type="float" office:value="0.999505230358669" calcext:value-type="float">
            <text:p>0,999505230358669</text:p>
          </table:table-cell>
          <table:table-cell table:style-name="ce8" table:formula="of:=SUM([.L84:.L90])/7" office:value-type="float" office:value="0.717019955195806" calcext:value-type="float">
            <text:p>0,717019955195806</text:p>
          </table:table-cell>
          <table:table-cell table:style-name="ce8" table:formula="of:=SUM([.M84:.M90])/7" office:value-type="float" office:value="0.711661846500835" calcext:value-type="float">
            <text:p>0,711661846500835</text:p>
          </table:table-cell>
          <table:table-cell table:style-name="ce8" table:formula="of:=SUM([.N84:.N90])/7" office:value-type="float" office:value="0.706371968674016" calcext:value-type="float">
            <text:p>0,706371968674016</text:p>
          </table:table-cell>
          <table:table-cell table:style-name="ce8" table:formula="of:=SUM([.O84:.O90])/7" office:value-type="float" office:value="0.728595265863674" calcext:value-type="float">
            <text:p>0,728595265863674</text:p>
          </table:table-cell>
          <table:table-cell table:style-name="ce8" table:formula="of:=SUM([.P84:.P90])/7"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92:.D98])/7" office:value-type="float" office:value="5327.01184714286" calcext:value-type="float">
            <text:p>5327,01184714286</text:p>
          </table:table-cell>
          <table:table-cell table:style-name="ce8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8" table:formula="of:=SUM([.G92:.G98])/7" office:value-type="float" office:value="12322198.5746198" calcext:value-type="float">
            <text:p>12322198,5746198</text:p>
          </table:table-cell>
          <table:table-cell table:style-name="ce8" table:formula="of:=SUM([.H92:.H98])/7" office:value-type="float" office:value="12322198.5746198" calcext:value-type="float">
            <text:p>12322198,5746198</text:p>
          </table:table-cell>
          <table:table-cell table:style-name="ce8" table:formula="of:=SUM([.I92:.I98])/7" office:value-type="float" office:value="1339.50137506213" calcext:value-type="float">
            <text:p>1339,50137506213</text:p>
          </table:table-cell>
          <table:table-cell table:style-name="ce8" table:formula="of:=SUM([.J92:.J98])/7" office:value-type="float" office:value="0.337916740349361" calcext:value-type="float">
            <text:p>0,337916740349361</text:p>
          </table:table-cell>
          <table:table-cell table:style-name="ce8" table:formula="of:=SUM([.K92:.K98])/7" office:value-type="float" office:value="0.999521119253976" calcext:value-type="float">
            <text:p>0,999521119253976</text:p>
          </table:table-cell>
          <table:table-cell table:style-name="ce8" table:formula="of:=SUM([.L92:.L98])/7" office:value-type="float" office:value="0.745014180494208" calcext:value-type="float">
            <text:p>0,745014180494208</text:p>
          </table:table-cell>
          <table:table-cell table:style-name="ce8" table:formula="of:=SUM([.M92:.M98])/7" office:value-type="float" office:value="0.740093870013309" calcext:value-type="float">
            <text:p>0,740093870013309</text:p>
          </table:table-cell>
          <table:table-cell table:style-name="ce8" table:formula="of:=SUM([.N92:.N98])/7" office:value-type="float" office:value="0.735204174180099" calcext:value-type="float">
            <text:p>0,735204174180099</text:p>
          </table:table-cell>
          <table:table-cell table:style-name="ce8" table:formula="of:=SUM([.O92:.O98])/7" office:value-type="float" office:value="0.755802536348676" calcext:value-type="float">
            <text:p>0,755802536348676</text:p>
          </table:table-cell>
          <table:table-cell table:style-name="ce8" table:formula="of:=SUM([.P92:.P98])/7"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00:.D106])/7" office:value-type="float" office:value="4963.23213271429" calcext:value-type="float">
            <text:p>4963,23213271429</text:p>
          </table:table-cell>
          <table:table-cell table:style-name="ce8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8" table:formula="of:=SUM([.G100:.G106])/7" office:value-type="float" office:value="12109628.4783216" calcext:value-type="float">
            <text:p>12109628,4783216</text:p>
          </table:table-cell>
          <table:table-cell table:style-name="ce8" table:formula="of:=SUM([.H100:.H106])/7" office:value-type="float" office:value="12109628.4783216" calcext:value-type="float">
            <text:p>12109628,4783216</text:p>
          </table:table-cell>
          <table:table-cell table:style-name="ce8" table:formula="of:=SUM([.I100:.I106])/7" office:value-type="float" office:value="1328.36991201128" calcext:value-type="float">
            <text:p>1328,36991201128</text:p>
          </table:table-cell>
          <table:table-cell table:style-name="ce8" table:formula="of:=SUM([.J100:.J106])/7" office:value-type="float" office:value="0.198829131467002" calcext:value-type="float">
            <text:p>0,198829131467002</text:p>
          </table:table-cell>
          <table:table-cell table:style-name="ce8" table:formula="of:=SUM([.K100:.K106])/7" office:value-type="float" office:value="0.996334425040654" calcext:value-type="float">
            <text:p>0,996334425040654</text:p>
          </table:table-cell>
          <table:table-cell table:style-name="ce8" table:formula="of:=SUM([.L100:.L106])/7" office:value-type="float" office:value="0.650612155074264" calcext:value-type="float">
            <text:p>0,650612155074264</text:p>
          </table:table-cell>
          <table:table-cell table:style-name="ce8" table:formula="of:=SUM([.M100:.M106])/7" office:value-type="float" office:value="0.637803698005225" calcext:value-type="float">
            <text:p>0,637803698005225</text:p>
          </table:table-cell>
          <table:table-cell table:style-name="ce8" table:formula="of:=SUM([.N100:.N106])/7" office:value-type="float" office:value="0.636916842801618" calcext:value-type="float">
            <text:p>0,636916842801618</text:p>
          </table:table-cell>
          <table:table-cell table:style-name="ce8" table:formula="of:=SUM([.O100:.O106])/7" office:value-type="float" office:value="0.666086143149736" calcext:value-type="float">
            <text:p>0,666086143149736</text:p>
          </table:table-cell>
          <table:table-cell table:style-name="ce8" table:formula="of:=SUM([.P100:.P106])/7"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08:.D114])/7" office:value-type="float" office:value="5082.38124900001" calcext:value-type="float">
            <text:p>5082,38124900001</text:p>
          </table:table-cell>
          <table:table-cell table:style-name="ce8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8" table:formula="of:=SUM([.G108:.G114])/7" office:value-type="float" office:value="12109691.8946381" calcext:value-type="float">
            <text:p>12109691,8946381</text:p>
          </table:table-cell>
          <table:table-cell table:style-name="ce8" table:formula="of:=SUM([.H108:.H114])/7" office:value-type="float" office:value="12109691.8946381" calcext:value-type="float">
            <text:p>12109691,8946381</text:p>
          </table:table-cell>
          <table:table-cell table:style-name="ce8" table:formula="of:=SUM([.I108:.I114])/7" office:value-type="float" office:value="1328.38370704651" calcext:value-type="float">
            <text:p>1328,38370704651</text:p>
          </table:table-cell>
          <table:table-cell table:style-name="ce8" table:formula="of:=SUM([.J108:.J114])/7" office:value-type="float" office:value="0.23377372111593" calcext:value-type="float">
            <text:p>0,23377372111593</text:p>
          </table:table-cell>
          <table:table-cell table:style-name="ce8" table:formula="of:=SUM([.K108:.K114])/7" office:value-type="float" office:value="0.994392003331866" calcext:value-type="float">
            <text:p>0,994392003331866</text:p>
          </table:table-cell>
          <table:table-cell table:style-name="ce8" table:formula="of:=SUM([.L108:.L114])/7" office:value-type="float" office:value="0.674091306711235" calcext:value-type="float">
            <text:p>0,674091306711235</text:p>
          </table:table-cell>
          <table:table-cell table:style-name="ce8" table:formula="of:=SUM([.M108:.M114])/7" office:value-type="float" office:value="0.659571909246377" calcext:value-type="float">
            <text:p>0,659571909246377</text:p>
          </table:table-cell>
          <table:table-cell table:style-name="ce8" table:formula="of:=SUM([.N108:.N114])/7" office:value-type="float" office:value="0.659043828104926" calcext:value-type="float">
            <text:p>0,659043828104926</text:p>
          </table:table-cell>
          <table:table-cell table:style-name="ce8" table:formula="of:=SUM([.O108:.O114])/7" office:value-type="float" office:value="0.690798226644492" calcext:value-type="float">
            <text:p>0,690798226644492</text:p>
          </table:table-cell>
          <table:table-cell table:style-name="ce8" table:formula="of:=SUM([.P108:.P114])/7"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16:.D122])/7" office:value-type="float" office:value="5528.02070971429" calcext:value-type="float">
            <text:p>5528,02070971429</text:p>
          </table:table-cell>
          <table:table-cell table:style-name="ce8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8" table:formula="of:=SUM([.G116:.G122])/7" office:value-type="float" office:value="12322172.6530457" calcext:value-type="float">
            <text:p>12322172,6530457</text:p>
          </table:table-cell>
          <table:table-cell table:style-name="ce8" table:formula="of:=SUM([.H116:.H122])/7" office:value-type="float" office:value="12322172.6530457" calcext:value-type="float">
            <text:p>12322172,6530457</text:p>
          </table:table-cell>
          <table:table-cell table:style-name="ce8" table:formula="of:=SUM([.I116:.I122])/7" office:value-type="float" office:value="1339.506678445" calcext:value-type="float">
            <text:p>1339,506678445</text:p>
          </table:table-cell>
          <table:table-cell table:style-name="ce8" table:formula="of:=SUM([.J116:.J122])/7" office:value-type="float" office:value="0.307850705725806" calcext:value-type="float">
            <text:p>0,307850705725806</text:p>
          </table:table-cell>
          <table:table-cell table:style-name="ce8" table:formula="of:=SUM([.K116:.K122])/7" office:value-type="float" office:value="0.999407734189715" calcext:value-type="float">
            <text:p>0,999407734189715</text:p>
          </table:table-cell>
          <table:table-cell table:style-name="ce8" table:formula="of:=SUM([.L116:.L122])/7" office:value-type="float" office:value="0.745579886416381" calcext:value-type="float">
            <text:p>0,745579886416381</text:p>
          </table:table-cell>
          <table:table-cell table:style-name="ce8" table:formula="of:=SUM([.M116:.M122])/7" office:value-type="float" office:value="0.737312133208866" calcext:value-type="float">
            <text:p>0,737312133208866</text:p>
          </table:table-cell>
          <table:table-cell table:style-name="ce8" table:formula="of:=SUM([.N116:.N122])/7" office:value-type="float" office:value="0.735792554201979" calcext:value-type="float">
            <text:p>0,735792554201979</text:p>
          </table:table-cell>
          <table:table-cell table:style-name="ce8" table:formula="of:=SUM([.O116:.O122])/7" office:value-type="float" office:value="0.756753181810007" calcext:value-type="float">
            <text:p>0,756753181810007</text:p>
          </table:table-cell>
          <table:table-cell table:style-name="ce8" table:formula="of:=SUM([.P116:.P122])/7"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24:.D130])/7" office:value-type="float" office:value="5659.31098228571" calcext:value-type="float">
            <text:p>5659,31098228571</text:p>
          </table:table-cell>
          <table:table-cell table:style-name="ce8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8" table:formula="of:=SUM([.G124:.G130])/7" office:value-type="float" office:value="12322102.6595503" calcext:value-type="float">
            <text:p>12322102,6595503</text:p>
          </table:table-cell>
          <table:table-cell table:style-name="ce8" table:formula="of:=SUM([.H124:.H130])/7" office:value-type="float" office:value="12322102.6595503" calcext:value-type="float">
            <text:p>12322102,6595503</text:p>
          </table:table-cell>
          <table:table-cell table:style-name="ce8" table:formula="of:=SUM([.I124:.I130])/7" office:value-type="float" office:value="1339.50879137857" calcext:value-type="float">
            <text:p>1339,50879137857</text:p>
          </table:table-cell>
          <table:table-cell table:style-name="ce8" table:formula="of:=SUM([.J124:.J130])/7" office:value-type="float" office:value="0.368935342345919" calcext:value-type="float">
            <text:p>0,368935342345919</text:p>
          </table:table-cell>
          <table:table-cell table:style-name="ce8" table:formula="of:=SUM([.K124:.K130])/7" office:value-type="float" office:value="0.999445838587625" calcext:value-type="float">
            <text:p>0,999445838587625</text:p>
          </table:table-cell>
          <table:table-cell table:style-name="ce8" table:formula="of:=SUM([.L124:.L130])/7" office:value-type="float" office:value="0.776291458997638" calcext:value-type="float">
            <text:p>0,776291458997638</text:p>
          </table:table-cell>
          <table:table-cell table:style-name="ce8" table:formula="of:=SUM([.M124:.M130])/7" office:value-type="float" office:value="0.76767182551857" calcext:value-type="float">
            <text:p>0,76767182551857</text:p>
          </table:table-cell>
          <table:table-cell table:style-name="ce8" table:formula="of:=SUM([.N124:.N130])/7" office:value-type="float" office:value="0.763089571701996" calcext:value-type="float">
            <text:p>0,763089571701996</text:p>
          </table:table-cell>
          <table:table-cell table:style-name="ce8" table:formula="of:=SUM([.O124:.O130])/7" office:value-type="float" office:value="0.791354147619584" calcext:value-type="float">
            <text:p>0,791354147619584</text:p>
          </table:table-cell>
          <table:table-cell table:style-name="ce8" table:formula="of:=SUM([.P124:.P130])/7"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32:.D138])/7" office:value-type="float" office:value="5214.19329800001" calcext:value-type="float">
            <text:p>5214,19329800001</text:p>
          </table:table-cell>
          <table:table-cell table:style-name="ce8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8" table:formula="of:=SUM([.G132:.G138])/7" office:value-type="float" office:value="12322167.9650051" calcext:value-type="float">
            <text:p>12322167,9650051</text:p>
          </table:table-cell>
          <table:table-cell table:style-name="ce8" table:formula="of:=SUM([.H132:.H138])/7" office:value-type="float" office:value="12322167.9650051" calcext:value-type="float">
            <text:p>12322167,9650051</text:p>
          </table:table-cell>
          <table:table-cell table:style-name="ce8" table:formula="of:=SUM([.I132:.I138])/7" office:value-type="float" office:value="1339.50876304082" calcext:value-type="float">
            <text:p>1339,50876304082</text:p>
          </table:table-cell>
          <table:table-cell table:style-name="ce8" table:formula="of:=SUM([.J132:.J138])/7" office:value-type="float" office:value="0.345584618193763" calcext:value-type="float">
            <text:p>0,345584618193763</text:p>
          </table:table-cell>
          <table:table-cell table:style-name="ce8" table:formula="of:=SUM([.K132:.K138])/7" office:value-type="float" office:value="0.999414784567697" calcext:value-type="float">
            <text:p>0,999414784567697</text:p>
          </table:table-cell>
          <table:table-cell table:style-name="ce8" table:formula="of:=SUM([.L132:.L138])/7" office:value-type="float" office:value="0.796273640632096" calcext:value-type="float">
            <text:p>0,796273640632096</text:p>
          </table:table-cell>
          <table:table-cell table:style-name="ce8" table:formula="of:=SUM([.M132:.M138])/7" office:value-type="float" office:value="0.791430599636821" calcext:value-type="float">
            <text:p>0,791430599636821</text:p>
          </table:table-cell>
          <table:table-cell table:style-name="ce8" table:formula="of:=SUM([.N132:.N138])/7" office:value-type="float" office:value="0.785477643664025" calcext:value-type="float">
            <text:p>0,785477643664025</text:p>
          </table:table-cell>
          <table:table-cell table:style-name="ce8" table:formula="of:=SUM([.O132:.O138])/7" office:value-type="float" office:value="0.807908723596199" calcext:value-type="float">
            <text:p>0,807908723596199</text:p>
          </table:table-cell>
          <table:table-cell table:style-name="ce8" table:formula="of:=SUM([.P132:.P138])/7"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40:.D146])/7" office:value-type="float" office:value="5935.82606057143" calcext:value-type="float">
            <text:p>5935,82606057143</text:p>
          </table:table-cell>
          <table:table-cell table:style-name="ce8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8" table:formula="of:=SUM([.G140:.G146])/7" office:value-type="float" office:value="12322236.0616847" calcext:value-type="float">
            <text:p>12322236,0616847</text:p>
          </table:table-cell>
          <table:table-cell table:style-name="ce8" table:formula="of:=SUM([.H140:.H146])/7" office:value-type="float" office:value="12322236.0616847" calcext:value-type="float">
            <text:p>12322236,0616847</text:p>
          </table:table-cell>
          <table:table-cell table:style-name="ce8" table:formula="of:=SUM([.I140:.I146])/7" office:value-type="float" office:value="1339.51511546544" calcext:value-type="float">
            <text:p>1339,51511546544</text:p>
          </table:table-cell>
          <table:table-cell table:style-name="ce8" table:formula="of:=SUM([.J140:.J146])/7" office:value-type="float" office:value="0.341102255242211" calcext:value-type="float">
            <text:p>0,341102255242211</text:p>
          </table:table-cell>
          <table:table-cell table:style-name="ce8" table:formula="of:=SUM([.K140:.K146])/7" office:value-type="float" office:value="0.999480426311493" calcext:value-type="float">
            <text:p>0,999480426311493</text:p>
          </table:table-cell>
          <table:table-cell table:style-name="ce8" table:formula="of:=SUM([.L140:.L146])/7" office:value-type="float" office:value="0.829064792210922" calcext:value-type="float">
            <text:p>0,829064792210922</text:p>
          </table:table-cell>
          <table:table-cell table:style-name="ce8" table:formula="of:=SUM([.M140:.M146])/7" office:value-type="float" office:value="0.825333977817006" calcext:value-type="float">
            <text:p>0,825333977817006</text:p>
          </table:table-cell>
          <table:table-cell table:style-name="ce8" table:formula="of:=SUM([.N140:.N146])/7" office:value-type="float" office:value="0.820720049338782" calcext:value-type="float">
            <text:p>0,820720049338782</text:p>
          </table:table-cell>
          <table:table-cell table:style-name="ce8" table:formula="of:=SUM([.O140:.O146])/7" office:value-type="float" office:value="0.837961256001783" calcext:value-type="float">
            <text:p>0,837961256001783</text:p>
          </table:table-cell>
          <table:table-cell table:style-name="ce8" table:formula="of:=SUM([.P140:.P146])/7"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48:.D154])/7" office:value-type="float" office:value="5153.94441242858" calcext:value-type="float">
            <text:p>5153,94441242858</text:p>
          </table:table-cell>
          <table:table-cell table:style-name="ce8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8" table:formula="of:=SUM([.G148:.G154])/7" office:value-type="float" office:value="12269420.6410174" calcext:value-type="float">
            <text:p>12269420,6410174</text:p>
          </table:table-cell>
          <table:table-cell table:style-name="ce8" table:formula="of:=SUM([.H148:.H154])/7" office:value-type="float" office:value="12269420.6410174" calcext:value-type="float">
            <text:p>12269420,6410174</text:p>
          </table:table-cell>
          <table:table-cell table:style-name="ce8" table:formula="of:=SUM([.I148:.I154])/7" office:value-type="float" office:value="1336.79158564976" calcext:value-type="float">
            <text:p>1336,79158564976</text:p>
          </table:table-cell>
          <table:table-cell table:style-name="ce8" table:formula="of:=SUM([.J148:.J154])/7" office:value-type="float" office:value="0.255075776151248" calcext:value-type="float">
            <text:p>0,255075776151248</text:p>
          </table:table-cell>
          <table:table-cell table:style-name="ce8" table:formula="of:=SUM([.K148:.K154])/7" office:value-type="float" office:value="0.999070303780692" calcext:value-type="float">
            <text:p>0,999070303780692</text:p>
          </table:table-cell>
          <table:table-cell table:style-name="ce8" table:formula="of:=SUM([.L148:.L154])/7" office:value-type="float" office:value="0.720937078086481" calcext:value-type="float">
            <text:p>0,720937078086481</text:p>
          </table:table-cell>
          <table:table-cell table:style-name="ce8" table:formula="of:=SUM([.M148:.M154])/7" office:value-type="float" office:value="0.711551755851179" calcext:value-type="float">
            <text:p>0,711551755851179</text:p>
          </table:table-cell>
          <table:table-cell table:style-name="ce8" table:formula="of:=SUM([.N148:.N154])/7" office:value-type="float" office:value="0.70878135696269" calcext:value-type="float">
            <text:p>0,70878135696269</text:p>
          </table:table-cell>
          <table:table-cell table:style-name="ce8" table:formula="of:=SUM([.O148:.O154])/7" office:value-type="float" office:value="0.734502696134779" calcext:value-type="float">
            <text:p>0,734502696134779</text:p>
          </table:table-cell>
          <table:table-cell table:style-name="ce8" table:formula="of:=SUM([.P148:.P154])/7"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56:.D162])/7" office:value-type="float" office:value="5482.77118242857" calcext:value-type="float">
            <text:p>5482,77118242857</text:p>
          </table:table-cell>
          <table:table-cell table:style-name="ce8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8" table:formula="of:=SUM([.G156:.G162])/7" office:value-type="float" office:value="12269430.6633759" calcext:value-type="float">
            <text:p>12269430,6633759</text:p>
          </table:table-cell>
          <table:table-cell table:style-name="ce8" table:formula="of:=SUM([.H156:.H162])/7" office:value-type="float" office:value="12269430.6633759" calcext:value-type="float">
            <text:p>12269430,6633759</text:p>
          </table:table-cell>
          <table:table-cell table:style-name="ce8" table:formula="of:=SUM([.I156:.I162])/7" office:value-type="float" office:value="1336.79080581665" calcext:value-type="float">
            <text:p>1336,79080581665</text:p>
          </table:table-cell>
          <table:table-cell table:style-name="ce8" table:formula="of:=SUM([.J156:.J162])/7" office:value-type="float" office:value="0.217538243957928" calcext:value-type="float">
            <text:p>0,217538243957928</text:p>
          </table:table-cell>
          <table:table-cell table:style-name="ce8" table:formula="of:=SUM([.K156:.K162])/7" office:value-type="float" office:value="0.999072406973158" calcext:value-type="float">
            <text:p>0,999072406973158</text:p>
          </table:table-cell>
          <table:table-cell table:style-name="ce8" table:formula="of:=SUM([.L156:.L162])/7" office:value-type="float" office:value="0.76210081580261" calcext:value-type="float">
            <text:p>0,76210081580261</text:p>
          </table:table-cell>
          <table:table-cell table:style-name="ce8" table:formula="of:=SUM([.M156:.M162])/7" office:value-type="float" office:value="0.752040448947188" calcext:value-type="float">
            <text:p>0,752040448947188</text:p>
          </table:table-cell>
          <table:table-cell table:style-name="ce8" table:formula="of:=SUM([.N156:.N162])/7" office:value-type="float" office:value="0.747303380018694" calcext:value-type="float">
            <text:p>0,747303380018694</text:p>
          </table:table-cell>
          <table:table-cell table:style-name="ce8" table:formula="of:=SUM([.O156:.O162])/7" office:value-type="float" office:value="0.778352716422708" calcext:value-type="float">
            <text:p>0,778352716422708</text:p>
          </table:table-cell>
          <table:table-cell table:style-name="ce8" table:formula="of:=SUM([.P156:.P162])/7"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64:.D170])/7" office:value-type="float" office:value="6905.51726014286" calcext:value-type="float">
            <text:p>6905,51726014286</text:p>
          </table:table-cell>
          <table:table-cell table:style-name="ce8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8" table:formula="of:=SUM([.G164:.G170])/7" office:value-type="float" office:value="10733341.1289389" calcext:value-type="float">
            <text:p>10733341,1289389</text:p>
          </table:table-cell>
          <table:table-cell table:style-name="ce8" table:formula="of:=SUM([.H164:.H170])/7" office:value-type="float" office:value="10733341.1289389" calcext:value-type="float">
            <text:p>10733341,1289389</text:p>
          </table:table-cell>
          <table:table-cell table:style-name="ce8" table:formula="of:=SUM([.I164:.I170])/7" office:value-type="float" office:value="1218.90019021715" calcext:value-type="float">
            <text:p>1218,90019021715</text:p>
          </table:table-cell>
          <table:table-cell table:style-name="ce8" table:formula="of:=SUM([.J164:.J170])/7" office:value-type="float" office:value="0.159083388745785" calcext:value-type="float">
            <text:p>0,159083388745785</text:p>
          </table:table-cell>
          <table:table-cell table:style-name="ce8" table:formula="of:=SUM([.K164:.K170])/7" office:value-type="float" office:value="0.995575947420938" calcext:value-type="float">
            <text:p>0,995575947420938</text:p>
          </table:table-cell>
          <table:table-cell table:style-name="ce8" table:formula="of:=SUM([.L164:.L170])/7" office:value-type="float" office:value="0.716723889337445" calcext:value-type="float">
            <text:p>0,716723889337445</text:p>
          </table:table-cell>
          <table:table-cell table:style-name="ce8" table:formula="of:=SUM([.M164:.M170])/7" office:value-type="float" office:value="0.708042067237979" calcext:value-type="float">
            <text:p>0,708042067237979</text:p>
          </table:table-cell>
          <table:table-cell table:style-name="ce8" table:formula="of:=SUM([.N164:.N170])/7" office:value-type="float" office:value="0.707504964570297" calcext:value-type="float">
            <text:p>0,707504964570297</text:p>
          </table:table-cell>
          <table:table-cell table:style-name="ce8" table:formula="of:=SUM([.O164:.O170])/7" office:value-type="float" office:value="0.726825924868116" calcext:value-type="float">
            <text:p>0,726825924868116</text:p>
          </table:table-cell>
          <table:table-cell table:style-name="ce8" table:formula="of:=SUM([.P164:.P170])/7"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72:.D178])/7" office:value-type="float" office:value="8101.63248885714" calcext:value-type="float">
            <text:p>8101,63248885714</text:p>
          </table:table-cell>
          <table:table-cell table:style-name="ce8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8" table:formula="of:=SUM([.G172:.G178])/7" office:value-type="float" office:value="10733380.1322817" calcext:value-type="float">
            <text:p>10733380,1322817</text:p>
          </table:table-cell>
          <table:table-cell table:style-name="ce8" table:formula="of:=SUM([.H172:.H178])/7" office:value-type="float" office:value="10733380.1322817" calcext:value-type="float">
            <text:p>10733380,1322817</text:p>
          </table:table-cell>
          <table:table-cell table:style-name="ce8" table:formula="of:=SUM([.I172:.I178])/7" office:value-type="float" office:value="1218.8995256424" calcext:value-type="float">
            <text:p>1218,8995256424</text:p>
          </table:table-cell>
          <table:table-cell table:style-name="ce8" table:formula="of:=SUM([.J172:.J178])/7" office:value-type="float" office:value="0.174950730587755" calcext:value-type="float">
            <text:p>0,174950730587755</text:p>
          </table:table-cell>
          <table:table-cell table:style-name="ce8" table:formula="of:=SUM([.K172:.K178])/7" office:value-type="float" office:value="0.998957225254604" calcext:value-type="float">
            <text:p>0,998957225254604</text:p>
          </table:table-cell>
          <table:table-cell table:style-name="ce8" table:formula="of:=SUM([.L172:.L178])/7" office:value-type="float" office:value="0.752307232313765" calcext:value-type="float">
            <text:p>0,752307232313765</text:p>
          </table:table-cell>
          <table:table-cell table:style-name="ce8" table:formula="of:=SUM([.M172:.M178])/7" office:value-type="float" office:value="0.744213940808325" calcext:value-type="float">
            <text:p>0,744213940808325</text:p>
          </table:table-cell>
          <table:table-cell table:style-name="ce8" table:formula="of:=SUM([.N172:.N178])/7" office:value-type="float" office:value="0.743890659326897" calcext:value-type="float">
            <text:p>0,743890659326897</text:p>
          </table:table-cell>
          <table:table-cell table:style-name="ce8" table:formula="of:=SUM([.O172:.O178])/7" office:value-type="float" office:value="0.761672954204834" calcext:value-type="float">
            <text:p>0,761672954204834</text:p>
          </table:table-cell>
          <table:table-cell table:style-name="ce8" table:formula="of:=SUM([.P172:.P178])/7"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80:.D186])/7" office:value-type="float" office:value="2349.07815485714" calcext:value-type="float">
            <text:p>2349,07815485714</text:p>
          </table:table-cell>
          <table:table-cell table:style-name="ce8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8" table:formula="of:=SUM([.G180:.G186])/7" office:value-type="float" office:value="12177620.2496905" calcext:value-type="float">
            <text:p>12177620,2496905</text:p>
          </table:table-cell>
          <table:table-cell table:style-name="ce8" table:formula="of:=SUM([.H180:.H186])/7" office:value-type="float" office:value="12177620.2496905" calcext:value-type="float">
            <text:p>12177620,2496905</text:p>
          </table:table-cell>
          <table:table-cell table:style-name="ce8" table:formula="of:=SUM([.I180:.I186])/7" office:value-type="float" office:value="1331.90735707964" calcext:value-type="float">
            <text:p>1331,90735707964</text:p>
          </table:table-cell>
          <table:table-cell table:style-name="ce8" table:formula="of:=SUM([.J180:.J186])/7" office:value-type="float" office:value="0.124509363302163" calcext:value-type="float">
            <text:p>0,124509363302163</text:p>
          </table:table-cell>
          <table:table-cell table:style-name="ce8" table:formula="of:=SUM([.K180:.K186])/7" office:value-type="float" office:value="0.994588954108102" calcext:value-type="float">
            <text:p>0,994588954108102</text:p>
          </table:table-cell>
          <table:table-cell table:style-name="ce8" table:formula="of:=SUM([.L180:.L186])/7" office:value-type="float" office:value="0.603549612086594" calcext:value-type="float">
            <text:p>0,603549612086594</text:p>
          </table:table-cell>
          <table:table-cell table:style-name="ce8" table:formula="of:=SUM([.M180:.M186])/7" office:value-type="float" office:value="0.593378245179786" calcext:value-type="float">
            <text:p>0,593378245179786</text:p>
          </table:table-cell>
          <table:table-cell table:style-name="ce8" table:formula="of:=SUM([.N180:.N186])/7" office:value-type="float" office:value="0.58947245602944" calcext:value-type="float">
            <text:p>0,58947245602944</text:p>
          </table:table-cell>
          <table:table-cell table:style-name="ce8" table:formula="of:=SUM([.O180:.O186])/7" office:value-type="float" office:value="0.619314066729997" calcext:value-type="float">
            <text:p>0,619314066729997</text:p>
          </table:table-cell>
          <table:table-cell table:style-name="ce8" table:formula="of:=SUM([.P180:.P186])/7"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88:.D194])/7" office:value-type="float" office:value="2821.74073928572" calcext:value-type="float">
            <text:p>2821,74073928572</text:p>
          </table:table-cell>
          <table:table-cell table:style-name="ce8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8" table:formula="of:=SUM([.G188:.G194])/7" office:value-type="float" office:value="12177687.0901947" calcext:value-type="float">
            <text:p>12177687,0901947</text:p>
          </table:table-cell>
          <table:table-cell table:style-name="ce8" table:formula="of:=SUM([.H188:.H194])/7" office:value-type="float" office:value="12177687.0901947" calcext:value-type="float">
            <text:p>12177687,0901947</text:p>
          </table:table-cell>
          <table:table-cell table:style-name="ce8" table:formula="of:=SUM([.I188:.I194])/7" office:value-type="float" office:value="1331.90863227844" calcext:value-type="float">
            <text:p>1331,90863227844</text:p>
          </table:table-cell>
          <table:table-cell table:style-name="ce8" table:formula="of:=SUM([.J188:.J194])/7" office:value-type="float" office:value="0.122055020715509" calcext:value-type="float">
            <text:p>0,122055020715509</text:p>
          </table:table-cell>
          <table:table-cell table:style-name="ce8" table:formula="of:=SUM([.K188:.K194])/7" office:value-type="float" office:value="0.985121173518045" calcext:value-type="float">
            <text:p>0,985121173518045</text:p>
          </table:table-cell>
          <table:table-cell table:style-name="ce8" table:formula="of:=SUM([.L188:.L194])/7" office:value-type="float" office:value="0.614831185729406" calcext:value-type="float">
            <text:p>0,614831185729406</text:p>
          </table:table-cell>
          <table:table-cell table:style-name="ce8" table:formula="of:=SUM([.M188:.M194])/7" office:value-type="float" office:value="0.602752724441747" calcext:value-type="float">
            <text:p>0,602752724441747</text:p>
          </table:table-cell>
          <table:table-cell table:style-name="ce8" table:formula="of:=SUM([.N188:.N194])/7" office:value-type="float" office:value="0.59855988978915" calcext:value-type="float">
            <text:p>0,59855988978915</text:p>
          </table:table-cell>
          <table:table-cell table:style-name="ce8" table:formula="of:=SUM([.O188:.O194])/7" office:value-type="float" office:value="0.632832781734035" calcext:value-type="float">
            <text:p>0,632832781734035</text:p>
          </table:table-cell>
          <table:table-cell table:style-name="ce8" table:formula="of:=SUM([.P188:.P194])/7"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96:.D202])/7" office:value-type="float" office:value="4869.17713542858" calcext:value-type="float">
            <text:p>4869,17713542858</text:p>
          </table:table-cell>
          <table:table-cell table:style-name="ce8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8" table:formula="of:=SUM([.G196:.G202])/7" office:value-type="float" office:value="12080889.1149445" calcext:value-type="float">
            <text:p>12080889,1149445</text:p>
          </table:table-cell>
          <table:table-cell table:style-name="ce8" table:formula="of:=SUM([.H196:.H202])/7" office:value-type="float" office:value="12080889.1149445" calcext:value-type="float">
            <text:p>12080889,1149445</text:p>
          </table:table-cell>
          <table:table-cell table:style-name="ce8" table:formula="of:=SUM([.I196:.I202])/7" office:value-type="float" office:value="1326.64435945238" calcext:value-type="float">
            <text:p>1326,64435945238</text:p>
          </table:table-cell>
          <table:table-cell table:style-name="ce8" table:formula="of:=SUM([.J196:.J202])/7" office:value-type="float" office:value="0.116639964282513" calcext:value-type="float">
            <text:p>0,116639964282513</text:p>
          </table:table-cell>
          <table:table-cell table:style-name="ce8" table:formula="of:=SUM([.K196:.K202])/7" office:value-type="float" office:value="0.988312023026603" calcext:value-type="float">
            <text:p>0,988312023026603</text:p>
          </table:table-cell>
          <table:table-cell table:style-name="ce8" table:formula="of:=SUM([.L196:.L202])/7" office:value-type="float" office:value="0.673625267049428" calcext:value-type="float">
            <text:p>0,673625267049428</text:p>
          </table:table-cell>
          <table:table-cell table:style-name="ce8" table:formula="of:=SUM([.M196:.M202])/7" office:value-type="float" office:value="0.664167416888755" calcext:value-type="float">
            <text:p>0,664167416888755</text:p>
          </table:table-cell>
          <table:table-cell table:style-name="ce8" table:formula="of:=SUM([.N196:.N202])/7" office:value-type="float" office:value="0.661860529103535" calcext:value-type="float">
            <text:p>0,661860529103535</text:p>
          </table:table-cell>
          <table:table-cell table:style-name="ce8" table:formula="of:=SUM([.O196:.O202])/7" office:value-type="float" office:value="0.687083737620392" calcext:value-type="float">
            <text:p>0,687083737620392</text:p>
          </table:table-cell>
          <table:table-cell table:style-name="ce8" table:formula="of:=SUM([.P196:.P202])/7"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04:.D210])/7" office:value-type="float" office:value="5089.06812442858" calcext:value-type="float">
            <text:p>5089,06812442858</text:p>
          </table:table-cell>
          <table:table-cell table:style-name="ce8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8" table:formula="of:=SUM([.G204:.G210])/7" office:value-type="float" office:value="12080934.0507377" calcext:value-type="float">
            <text:p>12080934,0507377</text:p>
          </table:table-cell>
          <table:table-cell table:style-name="ce8" table:formula="of:=SUM([.H204:.H210])/7" office:value-type="float" office:value="12080934.0507377" calcext:value-type="float">
            <text:p>12080934,0507377</text:p>
          </table:table-cell>
          <table:table-cell table:style-name="ce8" table:formula="of:=SUM([.I204:.I210])/7" office:value-type="float" office:value="1326.64483506339" calcext:value-type="float">
            <text:p>1326,64483506339</text:p>
          </table:table-cell>
          <table:table-cell table:style-name="ce8" table:formula="of:=SUM([.J204:.J210])/7" office:value-type="float" office:value="0.0803906002214977" calcext:value-type="float">
            <text:p>0,080390600221498</text:p>
          </table:table-cell>
          <table:table-cell table:style-name="ce8" table:formula="of:=SUM([.K204:.K210])/7" office:value-type="float" office:value="0.993592458111899" calcext:value-type="float">
            <text:p>0,993592458111899</text:p>
          </table:table-cell>
          <table:table-cell table:style-name="ce8" table:formula="of:=SUM([.L204:.L210])/7" office:value-type="float" office:value="0.7040996293263" calcext:value-type="float">
            <text:p>0,7040996293263</text:p>
          </table:table-cell>
          <table:table-cell table:style-name="ce8" table:formula="of:=SUM([.M204:.M210])/7" office:value-type="float" office:value="0.696394044315561" calcext:value-type="float">
            <text:p>0,696394044315561</text:p>
          </table:table-cell>
          <table:table-cell table:style-name="ce8" table:formula="of:=SUM([.N204:.N210])/7" office:value-type="float" office:value="0.694253933826396" calcext:value-type="float">
            <text:p>0,694253933826396</text:p>
          </table:table-cell>
          <table:table-cell table:style-name="ce8" table:formula="of:=SUM([.O204:.O210])/7" office:value-type="float" office:value="0.715062755397066" calcext:value-type="float">
            <text:p>0,715062755397066</text:p>
          </table:table-cell>
          <table:table-cell table:style-name="ce8" table:formula="of:=SUM([.P204:.P210])/7"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12:.D218])/7" office:value-type="float" office:value="5618.20825642857" calcext:value-type="float">
            <text:p>5618,20825642857</text:p>
          </table:table-cell>
          <table:table-cell table:style-name="ce8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8" table:formula="of:=SUM([.G212:.G218])/7" office:value-type="float" office:value="12080880.5905936" calcext:value-type="float">
            <text:p>12080880,5905936</text:p>
          </table:table-cell>
          <table:table-cell table:style-name="ce8" table:formula="of:=SUM([.H212:.H218])/7" office:value-type="float" office:value="12080880.5905936" calcext:value-type="float">
            <text:p>12080880,5905936</text:p>
          </table:table-cell>
          <table:table-cell table:style-name="ce8" table:formula="of:=SUM([.I212:.I218])/7" office:value-type="float" office:value="1326.64189352308" calcext:value-type="float">
            <text:p>1326,64189352308</text:p>
          </table:table-cell>
          <table:table-cell table:style-name="ce8" table:formula="of:=SUM([.J212:.J218])/7" office:value-type="float" office:value="0.0986858106085232" calcext:value-type="float">
            <text:p>0,098685810608523</text:p>
          </table:table-cell>
          <table:table-cell table:style-name="ce8" table:formula="of:=SUM([.K212:.K218])/7" office:value-type="float" office:value="0.991523257323674" calcext:value-type="float">
            <text:p>0,991523257323674</text:p>
          </table:table-cell>
          <table:table-cell table:style-name="ce8" table:formula="of:=SUM([.L212:.L218])/7" office:value-type="float" office:value="0.757131191697458" calcext:value-type="float">
            <text:p>0,757131191697458</text:p>
          </table:table-cell>
          <table:table-cell table:style-name="ce8" table:formula="of:=SUM([.M212:.M218])/7" office:value-type="float" office:value="0.751357453071769" calcext:value-type="float">
            <text:p>0,751357453071769</text:p>
          </table:table-cell>
          <table:table-cell table:style-name="ce8" table:formula="of:=SUM([.N212:.N218])/7" office:value-type="float" office:value="0.742739622488907" calcext:value-type="float">
            <text:p>0,742739622488907</text:p>
          </table:table-cell>
          <table:table-cell table:style-name="ce8" table:formula="of:=SUM([.O212:.O218])/7" office:value-type="float" office:value="0.772978157702814" calcext:value-type="float">
            <text:p>0,772978157702814</text:p>
          </table:table-cell>
          <table:table-cell table:style-name="ce8" table:formula="of:=SUM([.P212:.P218])/7"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20:.D226])/7" office:value-type="float" office:value="5636.94475" calcext:value-type="float">
            <text:p>5636,94475</text:p>
          </table:table-cell>
          <table:table-cell table:style-name="ce8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8" table:formula="of:=SUM([.G220:.G226])/7" office:value-type="float" office:value="12080772.2907715" calcext:value-type="float">
            <text:p>12080772,2907715</text:p>
          </table:table-cell>
          <table:table-cell table:style-name="ce8" table:formula="of:=SUM([.H220:.H226])/7" office:value-type="float" office:value="12080772.2907715" calcext:value-type="float">
            <text:p>12080772,2907715</text:p>
          </table:table-cell>
          <table:table-cell table:style-name="ce8" table:formula="of:=SUM([.I220:.I226])/7" office:value-type="float" office:value="1326.64243371146" calcext:value-type="float">
            <text:p>1326,64243371146</text:p>
          </table:table-cell>
          <table:table-cell table:style-name="ce8" table:formula="of:=SUM([.J220:.J226])/7" office:value-type="float" office:value="0.104177276470831" calcext:value-type="float">
            <text:p>0,104177276470831</text:p>
          </table:table-cell>
          <table:table-cell table:style-name="ce8" table:formula="of:=SUM([.K220:.K226])/7" office:value-type="float" office:value="0.991029526506151" calcext:value-type="float">
            <text:p>0,991029526506151</text:p>
          </table:table-cell>
          <table:table-cell table:style-name="ce8" table:formula="of:=SUM([.L220:.L226])/7" office:value-type="float" office:value="0.794138525373997" calcext:value-type="float">
            <text:p>0,794138525373997</text:p>
          </table:table-cell>
          <table:table-cell table:style-name="ce8" table:formula="of:=SUM([.M220:.M226])/7" office:value-type="float" office:value="0.790642606516383" calcext:value-type="float">
            <text:p>0,790642606516383</text:p>
          </table:table-cell>
          <table:table-cell table:style-name="ce8" table:formula="of:=SUM([.N220:.N226])/7" office:value-type="float" office:value="0.786531606003028" calcext:value-type="float">
            <text:p>0,786531606003028</text:p>
          </table:table-cell>
          <table:table-cell table:style-name="ce8" table:formula="of:=SUM([.O220:.O226])/7" office:value-type="float" office:value="0.802546624833615" calcext:value-type="float">
            <text:p>0,802546624833615</text:p>
          </table:table-cell>
          <table:table-cell table:style-name="ce8" table:formula="of:=SUM([.P220:.P226])/7"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28:.D234])/7" office:value-type="float" office:value="5513.666912" calcext:value-type="float">
            <text:p>5513,666912</text:p>
          </table:table-cell>
          <table:table-cell table:style-name="ce8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8" table:formula="of:=SUM([.G228:.G234])/7" office:value-type="float" office:value="12204671.0578265" calcext:value-type="float">
            <text:p>12204671,0578265</text:p>
          </table:table-cell>
          <table:table-cell table:style-name="ce8" table:formula="of:=SUM([.H228:.H234])/7" office:value-type="float" office:value="12204671.0578265" calcext:value-type="float">
            <text:p>12204671,0578265</text:p>
          </table:table-cell>
          <table:table-cell table:style-name="ce8" table:formula="of:=SUM([.I228:.I234])/7" office:value-type="float" office:value="1333.55520520891" calcext:value-type="float">
            <text:p>1333,55520520891</text:p>
          </table:table-cell>
          <table:table-cell table:style-name="ce8" table:formula="of:=SUM([.J228:.J234])/7" office:value-type="float" office:value="0.237779381019729" calcext:value-type="float">
            <text:p>0,237779381019729</text:p>
          </table:table-cell>
          <table:table-cell table:style-name="ce8" table:formula="of:=SUM([.K228:.K234])/7" office:value-type="float" office:value="0.998868405818939" calcext:value-type="float">
            <text:p>0,998868405818939</text:p>
          </table:table-cell>
          <table:table-cell table:style-name="ce8" table:formula="of:=SUM([.L228:.L234])/7" office:value-type="float" office:value="0.767083222492465" calcext:value-type="float">
            <text:p>0,767083222492465</text:p>
          </table:table-cell>
          <table:table-cell table:style-name="ce8" table:formula="of:=SUM([.M228:.M234])/7" office:value-type="float" office:value="0.757543397632121" calcext:value-type="float">
            <text:p>0,757543397632121</text:p>
          </table:table-cell>
          <table:table-cell table:style-name="ce8" table:formula="of:=SUM([.N228:.N234])/7" office:value-type="float" office:value="0.756985769957069" calcext:value-type="float">
            <text:p>0,756985769957069</text:p>
          </table:table-cell>
          <table:table-cell table:style-name="ce8" table:formula="of:=SUM([.O228:.O234])/7" office:value-type="float" office:value="0.778504996271765" calcext:value-type="float">
            <text:p>0,778504996271765</text:p>
          </table:table-cell>
          <table:table-cell table:style-name="ce8" table:formula="of:=SUM([.P228:.P234])/7"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36:.D242])/7" office:value-type="float" office:value="5823.71319342857" calcext:value-type="float">
            <text:p>5823,71319342857</text:p>
          </table:table-cell>
          <table:table-cell table:style-name="ce8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8" table:formula="of:=SUM([.G236:.G242])/7" office:value-type="float" office:value="12204683.9243949" calcext:value-type="float">
            <text:p>12204683,9243949</text:p>
          </table:table-cell>
          <table:table-cell table:style-name="ce8" table:formula="of:=SUM([.H236:.H242])/7" office:value-type="float" office:value="12204683.9243949" calcext:value-type="float">
            <text:p>12204683,9243949</text:p>
          </table:table-cell>
          <table:table-cell table:style-name="ce8" table:formula="of:=SUM([.I236:.I242])/7" office:value-type="float" office:value="1333.55921963283" calcext:value-type="float">
            <text:p>1333,55921963283</text:p>
          </table:table-cell>
          <table:table-cell table:style-name="ce8" table:formula="of:=SUM([.J236:.J242])/7" office:value-type="float" office:value="0.220111123153142" calcext:value-type="float">
            <text:p>0,220111123153142</text:p>
          </table:table-cell>
          <table:table-cell table:style-name="ce8" table:formula="of:=SUM([.K236:.K242])/7" office:value-type="float" office:value="0.999067144734519" calcext:value-type="float">
            <text:p>0,999067144734519</text:p>
          </table:table-cell>
          <table:table-cell table:style-name="ce8" table:formula="of:=SUM([.L236:.L242])/7" office:value-type="float" office:value="0.810325075570675" calcext:value-type="float">
            <text:p>0,810325075570675</text:p>
          </table:table-cell>
          <table:table-cell table:style-name="ce8" table:formula="of:=SUM([.M236:.M242])/7" office:value-type="float" office:value="0.802121671212849" calcext:value-type="float">
            <text:p>0,802121671212849</text:p>
          </table:table-cell>
          <table:table-cell table:style-name="ce8" table:formula="of:=SUM([.N236:.N242])/7" office:value-type="float" office:value="0.801465042519303" calcext:value-type="float">
            <text:p>0,801465042519303</text:p>
          </table:table-cell>
          <table:table-cell table:style-name="ce8" table:formula="of:=SUM([.O236:.O242])/7" office:value-type="float" office:value="0.819579160046169" calcext:value-type="float">
            <text:p>0,819579160046169</text:p>
          </table:table-cell>
          <table:table-cell table:style-name="ce8" table:formula="of:=SUM([.P236:.P242])/7" office:value-type="float" office:value="0.800932604115675" calcext:value-type="float">
            <text:p>0,800932604115675</text:p>
          </table:table-cell>
          <table:table-cell table:number-columns-repeated="1008"/>
        </table:table-row>
      </table:table>
      <table:table table:name="MEANS" table:style-name="ta1">
        <table:table-column table:style-name="co2" table:default-cell-style-name="ce3"/>
        <table:table-column table:style-name="co2" table:number-columns-repeated="2" table:default-cell-style-name="ce4"/>
        <table:table-column table:style-name="co10" table:default-cell-style-name="ce8"/>
        <table:table-column table:style-name="co11" table:default-cell-style-name="ce8"/>
        <table:table-column table:style-name="co12" table:default-cell-style-name="ce11"/>
        <table:table-column table:style-name="co2" table:default-cell-style-name="ce8"/>
        <table:table-column table:style-name="co13" table:default-cell-style-name="ce8"/>
        <table:table-column table:style-name="co7" table:default-cell-style-name="ce8"/>
        <table:table-column table:style-name="co2" table:default-cell-style-name="ce8"/>
        <table:table-column table:style-name="co14" table:default-cell-style-name="ce8"/>
        <table:table-column table:style-name="co2" table:number-columns-repeated="5" table:default-cell-style-name="ce8"/>
        <table:table-column table:style-name="co2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13" table:number-columns-spanned="16" table:number-rows-spanned="1"/>
          <table:covered-table-cell table:number-columns-repeated="15" table:style-name="ce7"/>
          <table:table-cell table:style-name="ce15"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14" table:formula="of:=MAX([.D4:.D33])" office:value-type="float" office:value="8101.63248885714" calcext:value-type="float">
            <text:p>8101,63248885714</text:p>
          </table:table-cell>
          <table:table-cell table:style-name="ce14" table:formula="of:=MAX([.E4:.E33])" office:value-type="float" office:value="1372.25816814286" calcext:value-type="float">
            <text:p>1372,25816814286</text:p>
          </table:table-cell>
          <table:table-cell table:style-name="ce14" table:formula="of:=MAX([.F4:.F33])" office:value-type="float" office:value="95214.8698347143" calcext:value-type="float">
            <text:p>95214,8698347143</text:p>
          </table:table-cell>
          <table:table-cell table:style-name="ce14" table:formula="of:=MIN([.G4:.G33])" office:value-type="float" office:value="10733341.1289389" calcext:value-type="float">
            <text:p>10733341,1289389</text:p>
          </table:table-cell>
          <table:table-cell table:style-name="ce14" table:formula="of:=MIN([.H4:.H33])" office:value-type="float" office:value="10733341.1289389" calcext:value-type="float">
            <text:p>10733341,1289389</text:p>
          </table:table-cell>
          <table:table-cell table:style-name="ce14" table:formula="of:=MIN([.I4:.I33])" office:value-type="float" office:value="1218.8995256424" calcext:value-type="float">
            <text:p>1218,8995256424</text:p>
          </table:table-cell>
          <table:table-cell table:style-name="ce14" table:formula="of:=MAX([.J4:.J33])" office:value-type="float" office:value="0.368935342345919" calcext:value-type="float">
            <text:p>0,368935342345919</text:p>
          </table:table-cell>
          <table:table-cell table:style-name="ce14" table:formula="of:=MAX([.K4:.K33])" office:value-type="float" office:value="0.999521119253976" calcext:value-type="float">
            <text:p>0,999521119253976</text:p>
          </table:table-cell>
          <table:table-cell table:style-name="ce14" table:formula="of:=MAX([.L4:.L33])" office:value-type="float" office:value="0.919148695210605" calcext:value-type="float">
            <text:p>0,919148695210605</text:p>
          </table:table-cell>
          <table:table-cell table:style-name="ce14" table:formula="of:=MAX([.M4:.M33])" office:value-type="float" office:value="0.919635121531159" calcext:value-type="float">
            <text:p>0,919635121531159</text:p>
          </table:table-cell>
          <table:table-cell table:style-name="ce14" table:formula="of:=MAX([.N4:.N33])" office:value-type="float" office:value="0.918960102487344" calcext:value-type="float">
            <text:p>0,918960102487344</text:p>
          </table:table-cell>
          <table:table-cell table:style-name="ce14" table:formula="of:=MAX([.O4:.O33])" office:value-type="float" office:value="0.919653830930748" calcext:value-type="float">
            <text:p>0,919653830930748</text:p>
          </table:table-cell>
          <table:table-cell table:style-name="ce14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14" office:value-type="string" calcext:value-type="string">
            <text:p>11 – last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 – best</text:p>
          </table:table-cell>
          <table:table-cell table:number-columns-repeated="2" table:style-name="ce14" office:value-type="string" calcext:value-type="string">
            <text:p>11 – best</text:p>
          </table:table-cell>
          <table:table-cell table:style-name="ce14" office:value-type="string" calcext:value-type="string">
            <text:p>11 – last</text:p>
          </table:table-cell>
          <table:table-cell table:style-name="ce14" office:value-type="string" calcext:value-type="string">
            <text:p>8 – last</text:p>
          </table:table-cell>
          <table:table-cell table:style-name="ce14" office:value-type="string" calcext:value-type="string">
            <text:p>6 – last</text:p>
          </table:table-cell>
          <table:table-cell table:number-columns-repeated="5" table:style-name="ce14" office:value-type="string" calcext:value-type="string">
            <text:p>2 – last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Default"/>
          <table:table-cell table:style-name="ce1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1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1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6T13:52:13.409224037</dc:date>
    <meta:editing-duration>PT4H59M44S</meta:editing-duration>
    <meta:editing-cycles>112</meta:editing-cycles>
    <meta:generator>LibreOffice/6.4.6.2$Linux_X86_64 LibreOffice_project/40$Build-2</meta:generator>
    <meta:document-statistic meta:table-count="2" meta:cell-count="4392" meta:object-count="0"/>
  </office:meta>
</office:document-meta>
</file>